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3064Tests.serviceIsAdvi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Interceptor.around( ProceedingJoinPoint pjp ,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mpl.serv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